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Ubuntu" svg:font-family="Ubuntu" style:font-adornments="Predeterminado"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4"/>
    <style:style style:name="P12" style:family="paragraph" style:parent-style-name="Text_20_body" style:list-style-name="L12">
      <style:paragraph-properties fo:margin-left="2.501cm" fo:margin-right="0cm" fo:text-indent="-0.635cm" style:auto-text-indent="false"/>
    </style:style>
    <style:style style:name="P13" style:family="paragraph" style:parent-style-name="Text_20_body" style:list-style-name="L13">
      <style:paragraph-properties fo:margin-left="2.501cm" fo:margin-right="0cm" fo:text-indent="-0.635cm" style:auto-text-indent="false"/>
    </style:style>
    <style:style style:name="P14" style:family="paragraph" style:parent-style-name="Text_20_body" style:list-style-name="L1">
      <style:paragraph-properties fo:margin-left="1.251cm" fo:margin-right="0cm" fo:text-indent="-0.635cm" style:auto-text-indent="false"/>
    </style:style>
    <style:style style:name="P15" style:family="paragraph" style:parent-style-name="Text_20_body">
      <style:paragraph-properties fo:break-before="page"/>
    </style:style>
    <style:style style:name="P16" style:family="paragraph" style:parent-style-name="Heading_20_1">
      <style:paragraph-properties fo:break-before="pag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ortada"/>
      <text:p text:style-name="Portada"/>
      <text:p text:style-name="Portada"/>
      <text:p text:style-name="Portada"/>
      <text:p text:style-name="Portada"/>
      <text:p text:style-name="Portada">Convenciones y reglas usadas en la codificación</text:p>
      <text:p text:style-name="P15">A continuación se describen el conjunto de reglas que hay que seguir estrictamente a la hora de implementar el código de la aplicación. Es importante seguir estas reglas para que después no haya confusión entre los miembros del subgrupo de implementación. Estas reglas pueden ser susceptibles a cambios en caso de que haya desacuerdos y se quiera redefinir la forma de hacer las cosas.</text:p>
      <text:h text:style-name="P16" text:outline-level="1">Paquetes</text:h>
      <text:list xml:id="list1508027908" text:style-name="L2">
        <text:list-item>
          <text:p text:style-name="P2">Por lo general, los nombres de los paquetes deben empezar por mayúscula. Si el nombre está compuesto por varias palabras, todas las palabras se escriben juntas, empezando la primera letra de cada palabra por mayúscula; y además, se omiten los artículos y las preposiciones.<text:line-break/><text:line-break/>Ejemplos:</text:p>
        </text:list-item>
      </text:list>
      <text:list xml:id="list1941343015" text:style-name="L3">
        <text:list-item>
          <text:p text:style-name="P3">El paquete para “el centro medico” → “CentroMedico”, ...</text:p>
        </text:list-item>
      </text:list>
      <text:h text:style-name="Heading_20_1" text:outline-level="1">Clases</text:h>
      <text:list xml:id="list853731032" text:style-name="L1">
        <text:list-item>
          <text:p text:style-name="P1"><text:bookmark-start text:name="__DdeLink__25_935331425"/>Por lo general, los <text:span text:style-name="Strong_20_Emphasis">nombres de las clases</text:span> deben empezar por mayúscula. Si el nombre está compuesto por varias palabras, todas las palabras se escriben juntas, empezando la primera letra de cada palabra por mayúscula; y además, se omiten los artículos y las preposiciones.<text:bookmark-end text:name="__DdeLink__25_935331425"/><text:line-break/><text:line-break/>Ejemplos:</text:p>
        </text:list-item>
      </text:list>
      <text:list xml:id="list1545589042" text:style-name="L4">
        <text:list-item>
          <text:p text:style-name="P4">La clase para “el paciente” → “Paciente”</text:p>
        </text:list-item>
        <text:list-item>
          <text:p text:style-name="P4"><text:bookmark-start text:name="__DdeLink__41_935331425"/>La clase para “la capa de base de datos” → “CapaBaseDatos”, “BaseDatos”, …<text:bookmark-end text:name="__DdeLink__41_935331425"/></text:p>
        </text:list-item>
        <text:list-item>
          <text:p text:style-name="P4">La clase para “el punto y la recta” → “PuntoRecta”, “PuntoYRecta”, …<text:line-break/></text:p>
        </text:list-item>
      </text:list>
      <text:list xml:id="list2087651345" text:continue-list="list853731032" text:style-name="L1">
        <text:list-header>
          <text:p text:style-name="P14"><text:span text:style-name="Strong_20_Emphasis">EXCEPCIÓN:</text:span> Para las clases relacionadas con las interfaz de usuario, el nombre debe comenzar por “UI_” y a continuación el nombre como se ha descrito antes.<text:line-break/><text:line-break/>Ejemplo:</text:p>
        </text:list-header>
      </text:list>
      <text:list xml:id="list181447711" text:style-name="L5">
        <text:list-item>
          <text:p text:style-name="P5">La clase para la “interfaz de usuario del administrador” → “UI_Administrador”, …</text:p>
        </text:list-item>
      </text:list>
      <text:list xml:id="list1645612613" text:style-name="L6">
        <text:list-header>
          <text:p text:style-name="P6"><text:span text:style-name="Strong_20_Emphasis">EXCEPCIÓN:</text:span> Para las clases relacionadas con la interacción entre el mundo de los objetos y la base de datos, el nombre debe comenzar por “BD_” y a continuación el nombre como se ha descrito antes.<text:line-break/><text:line-break/>Ejemplo:</text:p>
        </text:list-header>
      </text:list>
      <text:list xml:id="list1749638576" text:style-name="L8">
        <text:list-item>
          <text:p text:style-name="P7">En el mundo de los objetos tenemos la clase “Paciente”, y para que este se comunique con la base de datos debe comunicarse con una clase intermedia, y esta ya se comunica con la capa de la base da datos. Un nombre sugerido para esa capa intermedia puede ser: “BD_Paciente”.<text:line-break/><text:line-break/>Así, el esquema de comunicación entre clases puede ser:<text:line-break/><text:line-break/><text:tab/>“Paciente” ----&gt; “BD_Paciente” ---&gt; “CapaBaseDatos”</text:p>
        </text:list-item>
      </text:list>
      <text:list xml:id="list2070934343" text:continue-list="list2087651345" text:style-name="L1">
        <text:list-item>
          <text:p text:style-name="P1">Si el <text:span text:style-name="Strong_20_Emphasis">nombre de una clase</text:span> está compuesto por varias palabras, por lo general debe generarse su nombre de forma que muestre la mayor información posible, <text:span text:style-name="Strong_20_Emphasis">pero</text:span> si el nombre generado resulta ser muy largo, algunas palabras se pueden sustituir por su inicial en mayúscula.<text:line-break/><text:line-break/>Ejemplo:</text:p>
        </text:list-item>
      </text:list>
      <text:list xml:id="list1433408181" text:style-name="L9">
        <text:list-item>
          <text:p text:style-name="P8">La clase para “la capa de base de datos” → “CapaBaseDatos”, “BaseDatos”, …<text:line-break/>Estos nombres no son muy largos, por lo que no habría que reducirlo en iniciales.</text:p>
        </text:list-item>
        <text:list-item>
          <text:p text:style-name="P8">La clase para “el concursante de la casa del Gran Hermano” → “ConcurstanteCasaGH”<text:line-break/>Este nombre ya es mas largo, y por eso se reducen a iniciales 2 palabras.</text:p>
        </text:list-item>
      </text:list>
      <text:list xml:id="list2164653975" text:style-name="L10">
        <text:list-item>
          <text:p text:style-name="P9"><text:soft-page-break/>Los <text:span text:style-name="Strong_20_Emphasis">nombres de los miembros de una clase</text:span> (los miembros de la clase son las variables privadas de la clase) empiezan en minúscula, y si es un nombre compuesto, se juntan las palabras y cada palabra empieza por mayúscula (excepto la primera). Se omiten los artículos y preposiciones del nombre.<text:line-break/><text:line-break/>Ejemplo:</text:p>
        </text:list-item>
      </text:list>
      <text:list xml:id="list1880302664" text:style-name="L11">
        <text:list-item>
          <text:p text:style-name="P10">Si la clase “Paciente” tuviese los miembros para el dni, el nombre, apellidos, teléfono móvil, etc … <text:s/>:<text:line-break/><text:tab/>dni → “dni”<text:line-break/><text:tab/>nombre → “nombre”<text:line-break/><text:tab/>apellidos → “apellidos”<text:line-break/><text:tab/>teléfono móvil → “telefonoMovil”</text:p>
        </text:list-item>
      </text:list>
      <text:list xml:id="list65113696" text:continue-list="list2164653975" text:style-name="L10">
        <text:list-item>
          <text:p text:style-name="P9">Al igual que con los nombres de las clases, si el <text:span text:style-name="Strong_20_Emphasis">nombre de un miembro de la clase</text:span> está compuesto por varias palabras, por lo general debe generarse su nombre de forma que muestre la mayor información posible, <text:span text:style-name="Strong_20_Emphasis">pero</text:span> si el nombre generado resulta ser muy largo, algunas palabras se pueden sustituir por su inicial en mayúscula.</text:p>
        </text:list-item>
        <text:list-item>
          <text:p text:style-name="P9">Los <text:span text:style-name="Strong_20_Emphasis">nombres de las funciones miembro de una clase</text:span> empiezan en mayúscula, y si es un nombre compuesto, se juntan las palabras y cada palabra empieza por mayúscula. Se omiten los artículos y preposiciones del nombre.<text:line-break/><text:line-break/>Ejemplo:</text:p>
        </text:list-item>
      </text:list>
      <text:list xml:id="list1670801617" text:style-name="L12">
        <text:list-item>
          <text:p text:style-name="P12">Si la clase “Paciente” tuviese las funciones miembro para obtener el nombre, obtener el dni, consultar el historial, etc … <text:s/>:<text:line-break/><text:tab/>obtener el nombre → “ObtenerNombre”, “getNombre”, …<text:line-break/><text:tab/>obtener el dni → “ObtenerDni”, “getDni”, …<text:line-break/><text:tab/>consultar el historial → “Historial”, “ConsultarHistorial”, “GetHistorial”, …</text:p>
        </text:list-item>
      </text:list>
      <text:list xml:id="list103054218" text:continue-list="list65113696" text:style-name="L10">
        <text:list-item>
          <text:p text:style-name="P9">Al igual que con los nombres de las clases, si el <text:span text:style-name="Strong_20_Emphasis">nombre de una función miembro de la clase</text:span> está compuesto por varias palabras, por lo general debe generarse su nombre de forma que muestre la mayor información posible, <text:span text:style-name="Strong_20_Emphasis">pero</text:span> si el nombre generado resulta ser muy largo, algunas palabras se pueden sustituir por su inicial en mayúscula.</text:p>
        </text:list-item>
        <text:list-item>
          <text:p text:style-name="P9">A la hora de definir una función miembro, los <text:span text:style-name="Strong_20_Emphasis">nombres de los parámetros de las funciones miembro</text:span> (<text:span text:style-name="Strong_20_Emphasis">al igual que los nombres de las f. miembro</text:span>) empiezan en mayúscula, y si es un nombre compuesto, se juntan las palabras y cada palabra empieza por mayúscula. Se omiten los artículos y preposiciones del nombre.<text:line-break/><text:line-break/>Ejemplo:</text:p>
        </text:list-item>
      </text:list>
      <text:list xml:id="list1054414771" text:style-name="L13">
        <text:list-item>
          <text:p text:style-name="P13">Para una función que devuelva un paciente y haya que pasarle un identificador de paciente, y si el identificador fuese el dni del paciente:<text:line-break/><text:tab/>“Paciente ObtenerPaciente( String Dni )”, …</text:p>
        </text:list-item>
      </text:list>
      <text:list xml:id="list575833655" text:continue-list="list103054218" text:style-name="L10">
        <text:list-item>
          <text:p text:style-name="P9">Al igual que con los nombres de las clases, si el <text:span text:style-name="Strong_20_Emphasis">nombre de un parámetro de una función miembro de la clase</text:span> está compuesto por varias palabras, por lo general debe generarse su nombre de forma que muestre la mayor información posible, <text:span text:style-name="Strong_20_Emphasis">pero</text:span> si el nombre generado resulta ser muy largo, algunas palabras se pueden sustituir por su inicial en mayúscula.</text:p>
        </text:list-item>
      </text:list>
      <text:h text:style-name="P16" text:outline-level="1">Funciones</text:h>
      <text:list xml:id="list1710248625" text:style-name="L14">
        <text:list-item>
          <text:p text:style-name="P11">Los <text:span text:style-name="Strong_20_Emphasis">nombres de las variables locales de las funciones</text:span> (al igual que con los miembros de una clase) empiezan en minúscula, y si es un nombre compuesto, se juntan las palabras y cada palabra empieza por mayúscula (excepto la primera). Se omiten los artículos y preposiciones del nombre.</text:p>
        </text:list-item>
        <text:list-item>
          <text:p text:style-name="P11">Al igual que con los nombres de las clases, si el <text:span text:style-name="Strong_20_Emphasis">nombre de un una variable local</text:span> está compuesto por varias palabras, por lo general debe generarse su nombre de forma que muestre la mayor información posible, <text:span text:style-name="Strong_20_Emphasis">pero</text:span> si el nombre generado resulta ser muy largo, algunas palabras se pueden sustituir por su inicial en mayúscul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Ubuntu" svg:font-family="Ubuntu" style:font-adornments="Predeterminado"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style:font-size-asian="10.5pt"/>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Ubuntu"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ignature" style:family="paragraph" style:parent-style-name="Standard" style:class="text">
      <style:paragraph-properties text:number-lines="false" text:line-number="0"/>
    </style:style>
    <style:style style:name="Portada" style:family="paragraph" style:parent-style-name="Standard" style:next-style-name="Text_20_body" style:master-page-name="">
      <style:paragraph-properties fo:text-align="center" style:justify-single-word="false" style:page-number="auto"/>
      <style:text-properties fo:font-size="36pt" style:font-size-asian="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Cuerpo"/>
    <style:master-page style:name="Cuerpo" style:page-layout-name="Mpm2">
      <style:footer>
        <text:p text:style-name="Footer"><text:tab/><text:page-number text:select-page="previous">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erosk8 </meta:initial-creator>
    <meta:creation-date>2011-03-25T20:15:09</meta:creation-date>
    <dc:date>2011-03-25T22:03:24</dc:date>
    <dc:creator>zerosk8 </dc:creator>
    <meta:editing-duration>PT1H44M22S</meta:editing-duration>
    <meta:editing-cycles>24</meta:editing-cycles>
    <meta:generator>LibreOffice/3.3$Linux LibreOffice_project/330m19$Build-8</meta:generator>
    <meta:document-statistic meta:table-count="0" meta:image-count="0" meta:object-count="0" meta:page-count="5" meta:paragraph-count="30" meta:word-count="1037" meta:character-count="5858"/>
  </office:meta>
</office:document-meta>
</file>